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sans-serif" svg:font-family="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5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9" style:family="paragraph" style:parent-style-name="Example_20_Header">
      <style:text-properties officeooo:paragraph-rsid="0ce95318"/>
    </style:style>
    <style:style style:name="P10" style:family="paragraph" style:parent-style-name="Standard">
      <style:paragraph-properties fo:text-align="center" style:justify-single-word="false" fo:break-before="page"/>
    </style:style>
    <style:style style:name="P11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fo:font-size="22pt" officeooo:rsid="14692a8c" officeooo:paragraph-rsid="14692a8c" style:font-size-asian="22pt" style:font-size-complex="22pt"/>
    </style:style>
    <style:style style:name="P14" style:family="paragraph" style:parent-style-name="Heading_20_1">
      <style:paragraph-properties fo:break-before="page"/>
      <style:text-properties officeooo:rsid="14493d72" officeooo:paragraph-rsid="14493d72"/>
    </style:style>
    <style:style style:name="P15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16" style:family="paragraph" style:parent-style-name="Text_20_body">
      <style:text-properties officeooo:rsid="146939bf" officeooo:paragraph-rsid="146939bf"/>
    </style:style>
    <style:style style:name="P17" style:family="paragraph" style:parent-style-name="Text_20_body">
      <style:text-properties officeooo:rsid="146939bf" officeooo:paragraph-rsid="1469b092"/>
    </style:style>
    <style:style style:name="P18" style:family="paragraph" style:parent-style-name="Text_20_body">
      <style:text-properties officeooo:rsid="146b4f84" officeooo:paragraph-rsid="146b4f84"/>
    </style:style>
    <style:style style:name="P19" style:family="paragraph" style:parent-style-name="Text_20_body">
      <style:text-properties officeooo:rsid="146d3c45" officeooo:paragraph-rsid="146d3c45"/>
    </style:style>
    <style:style style:name="P20" style:family="paragraph" style:parent-style-name="Text_20_body">
      <style:text-properties officeooo:rsid="146d69dd" officeooo:paragraph-rsid="146d69dd"/>
    </style:style>
    <style:style style:name="P21" style:family="paragraph" style:parent-style-name="Text_20_body">
      <style:text-properties officeooo:rsid="146f6581" officeooo:paragraph-rsid="146f6581"/>
    </style:style>
    <style:style style:name="P22" style:family="paragraph" style:parent-style-name="Text_20_body">
      <style:text-properties officeooo:rsid="147035a3" officeooo:paragraph-rsid="147035a3"/>
    </style:style>
    <style:style style:name="P23" style:family="paragraph" style:parent-style-name="Text_20_body">
      <style:text-properties officeooo:rsid="1470417a" officeooo:paragraph-rsid="1470417a"/>
    </style:style>
    <style:style style:name="P24" style:family="paragraph" style:parent-style-name="Text_20_body" style:list-style-name="L20">
      <style:text-properties officeooo:rsid="1470417a" officeooo:paragraph-rsid="1470417a"/>
    </style:style>
    <style:style style:name="P25" style:family="paragraph" style:parent-style-name="Text_20_body">
      <style:text-properties officeooo:rsid="1472a2eb" officeooo:paragraph-rsid="1472a2eb"/>
    </style:style>
    <style:style style:name="P26" style:family="paragraph" style:parent-style-name="Text_20_body">
      <style:text-properties officeooo:rsid="1473d09f" officeooo:paragraph-rsid="1473d09f"/>
    </style:style>
    <style:style style:name="T1" style:family="text">
      <style:text-properties officeooo:rsid="0ce63539"/>
    </style:style>
    <style:style style:name="T2" style:family="text">
      <style:text-properties officeooo:rsid="1469b092"/>
    </style:style>
    <style:style style:name="T3" style:family="text">
      <style:text-properties officeooo:rsid="146c8a96"/>
    </style:style>
    <style:style style:name="T4" style:family="text">
      <style:text-properties officeooo:rsid="147035a3"/>
    </style:style>
    <style:style style:name="T5" style:family="text">
      <style:text-properties officeooo:rsid="1470f7f2"/>
    </style:style>
    <style:style style:name="T6" style:family="text">
      <style:text-properties officeooo:rsid="14758f89"/>
    </style:style>
    <style:style style:name="T7" style:family="text">
      <style:text-properties officeooo:rsid="14761d5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Text_20_body"/>
      <text:p text:style-name="Text_20_body"/>
      <text:p text:style-name="P5">Dakara</text:p>
      <text:p text:style-name="P4"/>
      <text:p text:style-name="P4"/>
      <text:p text:style-name="P7">Dungeoncrawl</text:p>
      <text:p text:style-name="P6"/>
      <text:p text:style-name="P13">About Magic</text:p>
      <text:p text:style-name="P6"/>
      <text:p text:style-name="P6"/>
      <text:p text:style-name="P6"/>
      <text:p text:style-name="P6"/>
      <text:p text:style-name="P8"/>
      <text:p text:style-name="P1"/>
      <text:p text:style-name="P10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2"><text:a xlink:type="simple" xlink:href="#__RefHeading___Toc14466_3223281266" text:style-name="Internet_20_link" text:visited-style-name="Internet_20_link">Staré říše Řádu a Chaosu</text:a><text:tab/>4</text:p>
          <text:p text:style-name="P11"><text:a xlink:type="simple" xlink:href="#__RefHeading___Toc183_3598193345" text:style-name="Internet_20_link" text:visited-style-name="Internet_20_link">Proč staré říše zanikly?</text:a><text:tab/>4</text:p>
          <text:p text:style-name="P11"><text:a xlink:type="simple" xlink:href="#__RefHeading___Toc185_3598193345" text:style-name="Internet_20_link" text:visited-style-name="Internet_20_link">Dlouhověkost elfů a trpaslíků</text:a><text:tab/>5</text:p>
          <text:p text:style-name="P11"><text:a xlink:type="simple" xlink:href="#__RefHeading___Toc1281_909118251" text:style-name="Internet_20_link" text:visited-style-name="Internet_20_link">Jak je to s magickým posilováním</text:a><text:tab/>5</text:p>
          <text:p text:style-name="P12"><text:a xlink:type="simple" xlink:href="#__RefHeading___Toc1640_3317394773" text:style-name="Internet_20_link" text:visited-style-name="Internet_20_link">Geografie</text:a><text:tab/>5</text:p>
          <text:p text:style-name="P11"><text:a xlink:type="simple" xlink:href="#__RefHeading___Toc14468_3223281266" text:style-name="Internet_20_link" text:visited-style-name="Internet_20_link">Kolonie</text:a><text:tab/>5</text:p>
          <text:p text:style-name="P11"><text:a xlink:type="simple" xlink:href="#__RefHeading___Toc1642_3317394773" text:style-name="Internet_20_link" text:visited-style-name="Internet_20_link">Divočina</text:a><text:tab/>6</text:p>
          <text:p text:style-name="P11"><text:a xlink:type="simple" xlink:href="#__RefHeading___Toc1644_3317394773" text:style-name="Internet_20_link" text:visited-style-name="Internet_20_link">Lidská říše</text:a><text:tab/>6</text:p>
          <text:p text:style-name="P12"><text:a xlink:type="simple" xlink:href="#__RefHeading___Toc1646_3317394773" text:style-name="Internet_20_link" text:visited-style-name="Internet_20_link">Bestiář</text:a><text:tab/>7</text:p>
          <text:p text:style-name="P11"><text:a xlink:type="simple" xlink:href="#__RefHeading___Toc14470_3223281266" text:style-name="Internet_20_link" text:visited-style-name="Internet_20_link">Jak je to se summonováním a pod.</text:a><text:tab/>7</text:p>
          <text:p text:style-name="P11"><text:a xlink:type="simple" xlink:href="#__RefHeading___Toc14472_3223281266" text:style-name="Internet_20_link" text:visited-style-name="Internet_20_link">Přivolaní tvorové</text:a><text:tab/>8</text:p>
          <text:p text:style-name="P11"><text:a xlink:type="simple" xlink:href="#__RefHeading___Toc1293_909118251" text:style-name="Internet_20_link" text:visited-style-name="Internet_20_link">Démoni</text:a><text:tab/>9</text:p>
          <text:p text:style-name="P11"><text:a xlink:type="simple" xlink:href="#__RefHeading___Toc1648_3317394773" text:style-name="Internet_20_link" text:visited-style-name="Internet_20_link">Nemrtví</text:a><text:tab/>9</text:p>
          <text:p text:style-name="P12"><text:a xlink:type="simple" xlink:href="#__RefHeading___Toc14474_3223281266" text:style-name="Internet_20_link" text:visited-style-name="Internet_20_link">Mapy</text:a><text:tab/>13</text:p>
          <text:p text:style-name="P11"><text:a xlink:type="simple" xlink:href="#__RefHeading___Toc14476_3223281266" text:style-name="Internet_20_link" text:visited-style-name="Internet_20_link">První město</text:a><text:tab/>13</text:p>
          <text:p text:style-name="P12"><text:a xlink:type="simple" xlink:href="#__RefHeading___Toc14478_3223281266" text:style-name="Internet_20_link" text:visited-style-name="Internet_20_link">Říše</text:a><text:tab/>17</text:p>
          <text:p text:style-name="P12"><text:a xlink:type="simple" xlink:href="#__RefHeading___Toc14480_3223281266" text:style-name="Internet_20_link" text:visited-style-name="Internet_20_link">Vadora</text:a><text:tab/>18</text:p>
          <text:p text:style-name="P11"><text:a xlink:type="simple" xlink:href="#__RefHeading___Toc14482_3223281266" text:style-name="Internet_20_link" text:visited-style-name="Internet_20_link">Správa města</text:a><text:tab/>18</text:p>
          <text:p text:style-name="P11"><text:a xlink:type="simple" xlink:href="#__RefHeading___Toc14484_3223281266" text:style-name="Internet_20_link" text:visited-style-name="Internet_20_link">Slavnosti</text:a><text:tab/>21</text:p>
          <text:p text:style-name="P11"><text:a xlink:type="simple" xlink:href="#__RefHeading___Toc14486_3223281266" text:style-name="Internet_20_link" text:visited-style-name="Internet_20_link">Lokace</text:a><text:tab/>21</text:p>
        </text:index-body>
      </text:table-of-content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2">Verze 0.<text:span text:style-name="T1">0</text:span></text:p>
      <text:p text:style-name="P9"/>
      <text:h text:style-name="P14" text:outline-level="1">Úvahy</text:h>
      <text:p text:style-name="P16">Zdrojem (skoro) veškeré magie jsou bohové.</text:p>
      <text:p text:style-name="P16">Magické předměty a kouzla se vyrábí vždy ve spolupráci s konkrétním bohem. Kouzelník (artificer) může kouzlo vymyslet a sepsat, ale bůh mu pak musí osobně dát „final touch“ a linknout ten předmět ke své esenci.</text:p>
      <text:p text:style-name="P17">Připoutání předmětu vytvoří spojení s příslušným bohem.</text:p>
      <text:p text:style-name="P17"><text:span text:style-name="T2">Bohové chtějí, aby si jejich předměty lidé připoutávali (zvedá jim to moc, dává jim to nesmrtelnost, whatever).</text:span></text:p>
      <text:p text:style-name="P17"/>
      <text:p text:style-name="P18">Bohové nejsou primordiální mocnosti, bohové jsou stvořeni. <text:span text:style-name="T3">Možná se při tom na nějaký ten primordiální zdroj moci napojí, každopádně jsou to ale původně mortalové.</text:span></text:p>
      <text:p text:style-name="P18"/>
      <text:p text:style-name="P19">Magické předměty může používat jen ten, kdo se „zapřísáhne“ příslušnému bohu (nějakým rituálem).</text:p>
      <text:p text:style-name="P18"/>
      <text:p text:style-name="P19">Tím, že lidé začnou ve velkém používat staré magické předměty, probudí staré bohy k životu a k aktivitě.</text:p>
      <text:p text:style-name="P19"/>
      <text:p text:style-name="P23">Elfská magie se točí kolem hvězd a nebeských těles – Astra je tvůrkyní hvězd a už při jejím stvoření byl použit koncept propojení nebeské sféry a fyzického světa.</text:p>
      <text:list xml:id="list4088635907" text:style-name="L20">
        <text:list-item>
          <text:p text:style-name="P24"><text:soft-page-break/>Každej bůh <text:span text:style-name="T5">by měl představovat</text:span> nějak<text:span text:style-name="T5">ý</text:span> <text:span text:style-name="T5">podobný abstraktní koncept, jak pak jeho magie funguje.</text:span></text:p>
        </text:list-item>
      </text:list>
      <text:p text:style-name="P19"/>
      <text:p text:style-name="P25">Některé magicky stvořené bytosti nesou aspekt boha, jehož moc reprezentují. Oživlé sochy mají například aspekt Astry, enti a podobně mají aspekt Raiy, Beleron bude nejspíš mít nějaké anděly, paladiny a podobně. Některé magické předměty mohou být pozitivně nebo negativně naladěné vůči apsektu konkrétního boha. Holy avenger například nemůže zranit bytosti s aspektem Belerona, ale mohl by dávat větší damage do bytostí s aspektem Orokvy (nebo která že bohyně Chaosu představuje nekromancii).</text:p>
      <text:p text:style-name="P19"/>
      <text:p text:style-name="P20">O co bohům jde?</text:p>
      <text:p text:style-name="P22">Bohové Řádu a Chaosu původně vznikli jako zbraň proti ogrům a jejich bohům. Když se podařilo ogry porazit, tak ale začali bojovat proti sobě, což vyústilo ve války Řádu a Chaosu.</text:p>
      <text:p text:style-name="P20"/>
      <text:p text:style-name="P21">Bohové dost možná nebudou mít rádi nemrtváky (s výjimkou chaosácké bohyně smrti), protože <text:span text:style-name="T4">nemrtváci nečerpají z božské esence.</text:span></text:p>
      <text:p text:style-name="P21"/>
      <text:p text:style-name="P26"><text:span text:style-name="T7">Možná poslední fáze</text:span> příběhu</text:p>
      <text:p text:style-name="P26">Někdo se dostane ke starým ogřím rituálům a rozjede oživování (výrobu) nov<text:span text:style-name="T7">ých</text:span> boh<text:span text:style-name="T7">ů</text:span>. Možná se prohlásí za Áronova proroka nebo avatara, ne přímo za boha samotného. <text:span text:style-name="T6">Každopádně využije stávající víru a portfólio.<text:line-break/><text:tab/>Ostatní kultury (zejména kněží) to samozřejmě zjistí a budou to chtít udělat tak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sans-serif" svg:font-family="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2.54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2.54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2.54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2.54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2.54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2.54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2.54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2.54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2.54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5.588cm" fo:text-indent="-3.048cm" fo:margin-left="5.58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8-03T18:00:20.041000000</dc:date>
    <meta:print-date>2113-01-01T00:00:00</meta:print-date>
    <meta:editing-cycles>10199</meta:editing-cycles>
    <meta:editing-duration>P31DT23H30M34S</meta:editing-duration>
    <meta:generator>LibreOffice/6.0.5.2$Windows_X86_64 LibreOffice_project/54c8cbb85f300ac59db32fe8a675ff7683cd5a16</meta:generator>
    <meta:document-statistic meta:table-count="0" meta:image-count="0" meta:object-count="0" meta:page-count="5" meta:paragraph-count="42" meta:word-count="409" meta:character-count="2529" meta:non-whitespace-character-count="2161"/>
  </office:meta>
</office:document-meta>
</file>